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RestRequestMatchersTests.method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RestRequestMatchersTests.queryParamMiss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RestRequestMatchersTests.queryParam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Tests.header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Tests.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Tests.requestTo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Tests.header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RestRequestMatchersTests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Tests.requestTo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RestRequestMatchersTests.queryParam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RestRequestMatchersTests.queryParamContainsWithMiss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RestRequestMatchersTests.header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RestRequestMatchersTests.headerContainsWithMissing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RestRequestMatchersTests.headersWithMiss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RestRequestMatchersTests.reques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Tests.headerContainsWithMiss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RestRequestMatchersTests.headersWithMissing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RestRequestMatchersTests.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Tests.requestTo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RequestMatchersTests.headerMiss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